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objectwithoutfill">
      <style:graphic-properties draw:fill="none" draw:fill-color="#000000" draw:textarea-horizontal-align="center" draw:textarea-vertical-align="middle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path draw:style-name="gr1" draw:text-style-name="P1" draw:layer="layout" svg:width="12.499cm" svg:height="1.328cm" svg:x="42.5cm" svg:y="17.671cm" svg:viewBox="0 0 12500 1329" svg:d="m0 1329c1500-3000 12500 0 12500 0">
          <text:p/>
        </draw:path>
        <draw:path draw:style-name="gr1" draw:text-style-name="P1" draw:layer="layout" svg:width="12.499cm" svg:height="1.499cm" svg:x="30cm" svg:y="17.5cm" svg:viewBox="0 0 12500 1500" svg:d="m12500 1500c0-3385-12500 0-12500 0">
          <text:p/>
        </draw:path>
        <draw:line draw:style-name="gr2" draw:text-style-name="P1" draw:layer="layout" svg:x1="30cm" svg:y1="19cm" svg:x2="36.5cm" svg:y2="11cm">
          <text:p/>
        </draw:line>
        <draw:line draw:style-name="gr2" draw:text-style-name="P1" draw:layer="layout" svg:x1="42.5cm" svg:y1="19cm" svg:x2="49cm" svg:y2="11cm">
          <text:p/>
        </draw:line>
        <draw:line draw:style-name="gr2" draw:text-style-name="P1" draw:layer="layout" svg:x1="55cm" svg:y1="19cm" svg:x2="61.5cm" svg:y2="11cm">
          <text:p/>
        </draw:line>
        <draw:path draw:style-name="gr1" draw:text-style-name="P1" draw:layer="layout" svg:width="12.499cm" svg:height="1.499cm" svg:x="36.5cm" svg:y="9.5cm" svg:viewBox="0 0 12500 1500" svg:d="m12500 1500c0-3385-12500 0-12500 0">
          <text:p/>
        </draw:path>
        <draw:line draw:style-name="gr2" draw:text-style-name="P1" draw:layer="layout" svg:x1="29cm" svg:y1="19.5cm" svg:x2="41cm" svg:y2="19cm">
          <text:p/>
        </draw:line>
        <draw:path draw:style-name="gr1" draw:text-style-name="P1" draw:layer="layout" svg:width="3.499cm" svg:height="0.885cm" svg:x="41cm" svg:y="19cm" svg:viewBox="0 0 3500 886" svg:d="m0 0c1500 2000 3500 0 3500 0">
          <text:p/>
        </draw:path>
        <draw:line draw:style-name="gr2" draw:text-style-name="P1" draw:layer="layout" svg:x1="44.5cm" svg:y1="19cm" svg:x2="55.094cm" svg:y2="20.008cm">
          <text:p/>
        </draw:line>
        <draw:line draw:style-name="gr2" draw:text-style-name="P1" draw:layer="layout" svg:x1="29cm" svg:y1="19.5cm" svg:x2="35.663cm" svg:y2="11.3cm">
          <text:p/>
        </draw:line>
        <draw:path draw:style-name="gr1" draw:text-style-name="P1" draw:layer="layout" svg:width="12.499cm" svg:height="1.328cm" svg:x="49cm" svg:y="9.671cm" svg:viewBox="0 0 12500 1329" svg:d="m0 1329c1500-3000 12500 0 12500 0">
          <text:p/>
        </draw:path>
        <draw:line draw:style-name="gr2" draw:text-style-name="P1" draw:layer="layout" svg:x1="55.1cm" svg:y1="20cm" svg:x2="62cm" svg:y2="11.5cm">
          <text:p/>
        </draw:line>
        <draw:line draw:style-name="gr2" draw:text-style-name="P1" draw:layer="layout" svg:x1="62cm" svg:y1="11.5cm" svg:x2="61.377cm" svg:y2="11.332cm">
          <text:p/>
        </draw:line>
        <draw:path draw:style-name="gr1" draw:text-style-name="P1" draw:layer="layout" svg:width="12.472cm" svg:height="1.196cm" svg:x="42.5cm" svg:y="17.916cm" svg:viewBox="0 0 12473 1197" svg:d="m0 1085c1439-2649 12515 430 12473 86">
          <text:p/>
        </draw:path>
        <draw:path draw:style-name="gr1" draw:text-style-name="P1" draw:layer="layout" svg:width="12.455cm" svg:height="1.161cm" svg:x="42.5cm" svg:y="18.08cm" svg:viewBox="0 0 12456 1162" svg:d="m0 921c1872-2346 12498 557 12456 213">
          <text:p/>
        </draw:path>
        <draw:path draw:style-name="gr1" draw:text-style-name="P1" draw:layer="layout" svg:width="12.411cm" svg:height="1.24cm" svg:x="42.5cm" svg:y="18.175cm" svg:viewBox="0 0 12412 1241" svg:d="m0 827c2089-2217 12454 730 12412 386">
          <text:p/>
        </draw:path>
        <draw:path draw:style-name="gr1" draw:text-style-name="P1" draw:layer="layout" svg:width="12.455cm" svg:height="1.258cm" svg:x="42.5cm" svg:y="18.288cm" svg:viewBox="0 0 12456 1259" svg:d="m0 715c2436-2001 12498 859 12456 515">
          <text:p/>
        </draw:path>
        <draw:path draw:style-name="gr1" draw:text-style-name="P1" draw:layer="layout" svg:width="12.411cm" svg:height="1.259cm" svg:x="42.5cm" svg:y="18.419cm" svg:viewBox="0 0 12412 1260" svg:d="m0 585c2783-1741 12454 988 12412 644">
          <text:p/>
        </draw:path>
        <draw:line draw:style-name="gr2" draw:text-style-name="P1" draw:layer="layout" svg:x1="54.934cm" svg:y1="19.262cm" svg:x2="61.434cm" svg:y2="11.262cm">
          <text:p/>
        </draw:line>
        <draw:line draw:style-name="gr2" draw:text-style-name="P1" draw:layer="layout" svg:x1="54.897cm" svg:y1="19.413cm" svg:x2="61.397cm" svg:y2="11.413cm">
          <text:p/>
        </draw:line>
        <draw:line draw:style-name="gr2" draw:text-style-name="P1" draw:layer="layout" svg:x1="54.956cm" svg:y1="19.547cm" svg:x2="61.456cm" svg:y2="11.547cm">
          <text:p/>
        </draw:line>
        <draw:line draw:style-name="gr2" draw:text-style-name="P1" draw:layer="layout" svg:x1="54.972cm" svg:y1="19.097cm" svg:x2="61.472cm" svg:y2="11.097cm">
          <text:p/>
        </draw:line>
        <draw:line draw:style-name="gr2" draw:text-style-name="P1" draw:layer="layout" svg:x1="54.879cm" svg:y1="19.687cm" svg:x2="61.379cm" svg:y2="11.687cm">
          <text:p/>
        </draw:line>
        <draw:line draw:style-name="gr2" draw:text-style-name="P1" draw:layer="layout" svg:x1="61.452cm" svg:y1="11.543cm" svg:x2="61.316cm" svg:y2="11.51cm">
          <text:p/>
        </draw:line>
        <draw:line draw:style-name="gr2" draw:text-style-name="P1" draw:layer="layout" svg:x1="61.373cm" svg:y1="11.683cm" svg:x2="61.354cm" svg:y2="11.676cm">
          <text:p/>
        </draw:line>
        <draw:line draw:style-name="gr2" draw:text-style-name="P1" draw:layer="layout" svg:x1="61.399cm" svg:y1="11.406cm" svg:x2="61.325cm" svg:y2="11.388cm">
          <text:p/>
        </draw:line>
        <draw:line draw:style-name="gr2" draw:text-style-name="P1" draw:layer="layout" svg:x1="61.434cm" svg:y1="11.256cm" svg:x2="61.36cm" svg:y2="11.238cm">
          <text:p/>
        </draw:line>
        <draw:line draw:style-name="gr2" draw:text-style-name="P1" draw:layer="layout" svg:x1="61.479cm" svg:y1="11.096cm" svg:x2="61.432cm" svg:y2="11.085cm">
          <text:p/>
        </draw:line>
        <draw:path draw:style-name="gr1" draw:text-style-name="P1" draw:layer="layout" svg:width="12.517cm" svg:height="1.531cm" svg:x="29.982cm" svg:y="17.559cm" svg:viewBox="0 0 12518 1532" svg:d="m12518 1441c-824-3300-12518 91-12518 91">
          <text:p/>
        </draw:path>
        <draw:path draw:style-name="gr1" draw:text-style-name="P1" draw:layer="layout" svg:width="12.503cm" svg:height="1.562cm" svg:x="29.996cm" svg:y="17.63cm" svg:viewBox="0 0 12504 1563" svg:d="m12504 1370c-1906-3198-12555 203-12504 193">
          <text:p/>
        </draw:path>
        <draw:path draw:style-name="gr1" draw:text-style-name="P1" draw:layer="layout" svg:width="12.547cm" svg:height="1.567cm" svg:x="29.952cm" svg:y="17.713cm" svg:viewBox="0 0 12548 1568" svg:d="m12548 1288c-2666-3053-12548 280-12548 280">
          <text:p/>
        </draw:path>
        <draw:path draw:style-name="gr1" draw:text-style-name="P1" draw:layer="layout" svg:width="12.569cm" svg:height="1.454cm" svg:x="29.93cm" svg:y="17.887cm" svg:viewBox="0 0 12570 1455" svg:d="m12570 1114c-2300-2731-12556 427-12570 339">
          <text:p/>
        </draw:path>
        <draw:line draw:style-name="gr2" draw:text-style-name="P1" draw:layer="layout" svg:x1="35.656cm" svg:y1="11.3cm" svg:x2="36.274cm" svg:y2="11.275cm">
          <text:p/>
        </draw:line>
        <draw:line draw:style-name="gr2" draw:text-style-name="P1" draw:layer="layout" svg:x1="29.939cm" svg:y1="19.339cm" svg:x2="29.996cm" svg:y2="19.267cm">
          <text:p/>
        </draw:line>
        <draw:line draw:style-name="gr2" draw:text-style-name="P1" draw:layer="layout" svg:x1="29.98cm" svg:y1="19.095cm" svg:x2="30.068cm" svg:y2="18.988cm">
          <text:p/>
        </draw:line>
        <draw:line draw:style-name="gr2" draw:text-style-name="P1" draw:layer="layout" svg:x1="29.993cm" svg:y1="19.197cm" svg:x2="30.103cm" svg:y2="19.062cm">
          <text:p/>
        </draw:line>
        <draw:line draw:style-name="gr2" draw:text-style-name="P1" draw:layer="layout" svg:x1="29.952cm" svg:y1="19.275cm" svg:x2="30.028cm" svg:y2="19.1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Markus Zeindl</meta:initial-creator>
    <meta:creation-date>2009-02-22T23:04:07</meta:creation-date>
    <dc:creator>Markus Zeindl</dc:creator>
    <dc:date>2009-02-22T23:52:32</dc:date>
    <meta:editing-cycles>2</meta:editing-cycles>
    <meta:editing-duration>PT17M22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